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fill="solid" draw:fill-color="#004a4a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47b8b8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c0c0c0" draw:textarea-horizontal-align="center" draw:textarea-vertical-align="middle"/>
    </style:style>
    <style:style style:name="gr11" style:family="graphic" style:parent-style-name="standard">
      <style:graphic-properties draw:fill="solid" draw:fill-color="#355e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text-properties fo:font-size="10pt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/>
    </style:style>
    <style:style style:name="T3" style:family="text">
      <style:text-properties fo:font-size="12pt"/>
    </style:style>
    <style:style style:name="T4" style:family="text">
      <style:text-properties fo:font-size="10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2.461cm" svg:height="2.824cm" svg:x="6.141cm" svg:y="1.201cm">
            <text:p text:style-name="P4"/>
          </draw:rect>
          <draw:rect draw:style-name="gr2" draw:text-style-name="P3" draw:layer="layout" svg:width="2.114cm" svg:height="0.525cm" svg:x="6.295cm" svg:y="1.484cm">
            <text:p text:style-name="P2"><text:span text:style-name="T1">l</text:span><text:span text:style-name="T2">1</text:span><text:span text:style-name="T1"> -&gt; r</text:span><text:span text:style-name="T2">1</text:span></text:p>
          </draw:rect>
          <draw:rect draw:style-name="gr2" draw:text-style-name="P3" draw:layer="layout" svg:width="2.065cm" svg:height="0.532cm" svg:x="6.335cm" svg:y="2.219cm">
            <text:p text:style-name="P2"><text:span text:style-name="T1"><text:s/></text:span><text:span text:style-name="T1">l</text:span><text:span text:style-name="T2">2</text:span><text:span text:style-name="T1"> -&gt; r</text:span><text:span text:style-name="T2">2</text:span></text:p>
          </draw:rect>
          <draw:rect draw:style-name="gr2" draw:text-style-name="P3" draw:layer="layout" svg:width="2.025cm" svg:height="0.533cm" svg:x="6.359cm" svg:y="3.234cm">
            <text:p text:style-name="P2"><text:span text:style-name="T1"><text:s/></text:span><text:span text:style-name="T1">l</text:span><text:span text:style-name="T2">n</text:span><text:span text:style-name="T1"> -&gt; r</text:span><text:span text:style-name="T2">n</text:span></text:p>
          </draw:rect>
          <draw:frame draw:style-name="gr3" draw:text-style-name="P5" draw:layer="layout" svg:width="0.858cm" svg:height="0.725cm" svg:x="6.98cm" svg:y="2.548cm">
            <draw:text-box>
              <text:p text:style-name="P4"><text:span text:style-name="T3">...</text:span></text:p>
            </draw:text-box>
          </draw:frame>
        </draw:g>
        <draw:frame draw:style-name="gr3" draw:text-style-name="P6" draw:layer="layout" svg:width="2.005cm" svg:height="0.645cm" svg:x="6.271cm" svg:y="0.505cm">
          <draw:text-box>
            <text:p text:style-name="P4"><text:span text:style-name="T1">Grammar</text:span></text:p>
          </draw:text-box>
        </draw:frame>
        <draw:frame draw:style-name="gr3" draw:text-style-name="P6" draw:layer="layout" svg:width="2.377cm" svg:height="0.645cm" svg:x="2.315cm" svg:y="3.988cm">
          <draw:text-box>
            <text:p text:style-name="P4"><text:span text:style-name="T1">Source text </text:span></text:p>
          </draw:text-box>
        </draw:frame>
        <draw:rect draw:style-name="gr4" draw:text-style-name="P7" draw:layer="layout" svg:width="2.697cm" svg:height="1.635cm" svg:x="6.023cm" svg:y="5.212cm">
          <text:p text:style-name="P2"><text:span text:style-name="T1">SGLR</text:span></text:p>
        </draw:rect>
        <draw:custom-shape draw:style-name="gr5" draw:text-style-name="P1" draw:layer="layout" svg:width="2.823cm" svg:height="1.313cm" svg:x="9.818cm" svg:y="3.349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367cm" svg:y1="4.043cm" svg:x2="7.366cm" svg:y2="5.152cm">
          <text:p text:style-name="P4"/>
        </draw:line>
        <draw:frame draw:style-name="gr3" draw:text-style-name="P6" draw:layer="layout" svg:width="5.036cm" svg:height="0.645cm" svg:x="9.989cm" svg:y="2.567cm">
          <draw:text-box>
            <text:p text:style-name="P4"><text:span text:style-name="T1">Parse trees <text:s text:c="6"/>or <text:s text:c="7"/></text:span><text:span text:style-name="T4">Errors</text:span></text:p>
          </draw:text-box>
        </draw:frame>
        <draw:g>
          <draw:rect draw:style-name="gr7" draw:text-style-name="P1" draw:layer="layout" svg:width="2.733cm" svg:height="2.769cm" svg:x="2.104cm" svg:y="4.766cm">
            <text:p text:style-name="P4"/>
          </draw:rect>
          <draw:rect draw:style-name="gr8" draw:text-style-name="P1" draw:layer="layout" svg:width="1.149cm" svg:height="0.287cm" svg:x="2.213cm" svg:y="4.94cm">
            <text:p text:style-name="P4"/>
          </draw:rect>
          <draw:rect draw:style-name="gr8" draw:text-style-name="P1" draw:layer="layout" svg:width="1.487cm" svg:height="0.287cm" svg:x="2.371cm" svg:y="5.4cm">
            <text:p text:style-name="P4"/>
          </draw:rect>
          <draw:rect draw:style-name="gr8" draw:text-style-name="P1" draw:layer="layout" svg:width="1.281cm" svg:height="0.287cm" svg:x="2.36cm" svg:y="5.831cm">
            <text:p text:style-name="P4"/>
          </draw:rect>
          <draw:rect draw:style-name="gr8" draw:text-style-name="P1" draw:layer="layout" svg:width="0.457cm" svg:height="0.287cm" svg:x="2.204cm" svg:y="6.261cm">
            <text:p text:style-name="P4"/>
          </draw:rect>
          <draw:rect draw:style-name="gr8" draw:text-style-name="P1" draw:layer="layout" svg:width="1.799cm" svg:height="0.287cm" svg:x="2.434cm" svg:y="6.707cm">
            <text:p text:style-name="P4"/>
          </draw:rect>
          <draw:rect draw:style-name="gr8" draw:text-style-name="P1" draw:layer="layout" svg:width="0.457cm" svg:height="0.287cm" svg:x="2.193cm" svg:y="7.153cm">
            <text:p text:style-name="P4"/>
          </draw:rect>
        </draw:g>
        <draw:line draw:style-name="gr9" draw:text-style-name="P1" draw:layer="layout" svg:x1="4.899cm" svg:y1="6.011cm" svg:x2="6.023cm" svg:y2="6.011cm">
          <text:p text:style-name="P4"/>
        </draw:line>
        <draw:line draw:style-name="gr9" draw:text-style-name="P1" draw:layer="layout" svg:x1="8.757cm" svg:y1="6.035cm" svg:x2="9.906cm" svg:y2="6.035cm">
          <text:p text:style-name="P4"/>
        </draw:line>
        <draw:g>
          <draw:rect draw:style-name="gr10" draw:text-style-name="P1" draw:layer="layout" svg:width="1.343cm" svg:height="1.44cm" svg:x="13.776cm" svg:y="4.971cm">
            <text:p text:style-name="P4"/>
          </draw:rect>
          <draw:rect draw:style-name="gr8" draw:text-style-name="P1" draw:layer="layout" svg:width="0.992cm" svg:height="0.133cm" svg:x="13.825cm" svg:y="5.202cm">
            <text:p text:style-name="P4"/>
          </draw:rect>
          <draw:rect draw:style-name="gr8" draw:text-style-name="P1" draw:layer="layout" svg:width="1.282cm" svg:height="0.133cm" svg:x="13.825cm" svg:y="5.469cm">
            <text:p text:style-name="P4"/>
          </draw:rect>
          <draw:rect draw:style-name="gr8" draw:text-style-name="P1" draw:layer="layout" svg:width="0.665cm" svg:height="0.325cm" svg:x="13.837cm" svg:y="5.723cm">
            <text:p text:style-name="P4"/>
          </draw:rect>
          <draw:rect draw:style-name="gr8" draw:text-style-name="P1" draw:layer="layout" svg:width="0.859cm" svg:height="0.133cm" svg:x="13.837cm" svg:y="6.17cm">
            <text:p text:style-name="P4"/>
          </draw:rect>
        </draw:g>
        <draw:custom-shape draw:style-name="gr11" draw:text-style-name="P1" draw:layer="layout" svg:width="2.823cm" svg:height="1.313cm" svg:x="9.818cm" svg:y="5.272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2.823cm" svg:height="1.313cm" svg:x="9.818cm" svg:y="6.821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8.769cm" svg:y1="5.769cm" svg:x2="10.209cm" svg:y2="4.765cm">
          <text:p text:style-name="P4"/>
        </draw:line>
        <draw:line draw:style-name="gr9" draw:text-style-name="P1" draw:layer="layout" svg:x1="8.745cm" svg:y1="6.422cm" svg:x2="10.124cm" svg:y2="7.426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14:15:37</dc:date>
    <dc:language>en-US</dc:language>
    <meta:editing-cycles>12</meta:editing-cycles>
    <meta:editing-duration>PT1H36M3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